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sential dublin</text:p>
      <text:p text:style-name="Standard"/>
      <text:p text:style-name="Standard">web colours</text:p>
      <text:p text:style-name="Standard">#33CC66 – NAV BAR G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14-10-31T15:42:58</meta:creation-date>
    <dc:date>2014-10-31T16:46:23</dc:date>
    <meta:editing-cycles>1</meta:editing-cycles>
    <meta:editing-duration>PT4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8" meta:character-count="50"/>
  </office:meta>
</office:document-meta>
</file>